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T1" style:family="text">
      <style:text-properties officeooo:rsid="001db3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Scrum</text:h>
      <text:p text:style-name="P2">Scrum is one of the most popular frameworks for implementing agile. So popular, in fact, that many people think scrum and agile are the same thing. (They're not.) Many frameworks can be used to implement agile, such as <text:span text:style-name="T1">kanban </text:span>for example, but scrum has a unique flavor because of the commitment to short iterations of wor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30T00:17:18.696719128</meta:creation-date>
    <meta:generator>LibreOffice/6.0.3.2$Linux_X86_64 LibreOffice_project/00m0$Build-2</meta:generator>
    <dc:date>2018-06-30T00:18:26.689102408</dc:date>
    <meta:editing-duration>PT1M8S</meta:editing-duration>
    <meta:editing-cycles>1</meta:editing-cycles>
    <meta:document-statistic meta:table-count="0" meta:image-count="0" meta:object-count="0" meta:page-count="1" meta:paragraph-count="2" meta:word-count="57" meta:character-count="328" meta:non-whitespace-character-count="273"/>
  </office:meta>
</office:document-meta>
</file>